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e_loop :fob do</text:p>
      <text:p text:style-name="Standard"><text:s text:c="2"/>sample :drum_bass_soft, rate: 0.2</text:p>
      <text:p text:style-name="Standard"><text:s text:c="2"/>sleep 3</text:p>
      <text:p text:style-name="Standard">end</text:p>
      <text:p text:style-name="Standard"/>
      <text:p text:style-name="Standard">live_loop :bar do</text:p>
      <text:p text:style-name="Standard"><text:s text:c="2"/>use_synth :kalimba</text:p>
      <text:p text:style-name="Standard"><text:s text:c="2"/>play_pattern_timed chord(:E3, :m7), 0.5</text:p>
      <text:p text:style-name="Standard"><text:s text:c="2"/>sleep 1</text:p>
      <text:p text:style-name="Standard"><text:s text:c="2"/>play_pattern_timed chord(:E3, :dim7), 0.5</text:p>
      <text:p text:style-name="Standard"><text:s text:c="2"/>sleep 1</text:p>
      <text:p text:style-name="Standard">end</text:p>
      <text:p text:style-name="Standard"/>
      <text:p text:style-name="Standard"/>
      <text:p text:style-name="Standard">live_loop :flibble do</text:p>
      <text:p text:style-name="Standard"><text:s text:c="2"/>use_synth :kalimba</text:p>
      <text:p text:style-name="Standard"><text:s text:c="2"/>sleep 2</text:p>
      <text:p text:style-name="Standard"><text:s text:c="2"/>play_pattern_timed chord(:E4, :m), 0.5</text:p>
      <text:p text:style-name="Standard"><text:s text:c="2"/>sleep 2.5</text:p>
      <text:p text:style-name="Standard">end</text:p>
      <text:p text:style-name="Standard">live_loop :egg do</text:p>
      <text:p text:style-name="Standard"><text:s text:c="2"/>use_synth :kalimba</text:p>
      <text:p text:style-name="Standard"><text:s text:c="2"/>sleep 3</text:p>
      <text:p text:style-name="Standard"><text:s text:c="2"/>play :e5</text:p>
      <text:p text:style-name="Standard"><text:s text:c="2"/>sleep 6</text:p>
      <text:p text:style-name="Standard"><text:soft-page-break/><text:s text:c="2"/>play :e7, release: 4</text:p>
      <text:p text:style-name="Standard"><text:s text:c="2"/>sleep 1</text:p>
      <text:p text:style-name="Standard">end</text:p>
      <text:p text:style-name="Standard">live_loop :knee do</text:p>
      <text:p text:style-name="Standard"><text:s text:c="2"/>use_synth :dull_bell</text:p>
      <text:p text:style-name="Standard"><text:s text:c="2"/>sleep 1</text:p>
      <text:p text:style-name="Standard"><text:s text:c="2"/>play :c2</text:p>
      <text:p text:style-name="Standard"><text:s text:c="2"/>sleep 2</text:p>
      <text:p text:style-name="Standard">end</text:p>
      <text:p text:style-name="Standard"/>
      <text:p text:style-name="Standard">live_loop :fee do</text:p>
      <text:p text:style-name="Standard"><text:s text:c="2"/>sample :ambi_drone, rate: 0.15</text:p>
      <text:p text:style-name="Standard"><text:s text:c="2"/>sleep 1</text:p>
      <text:p text:style-name="Standard">end</text:p>
      <text:p text:style-name="Standard">with_fx :echo, phase: 4 do</text:p>
      <text:p text:style-name="Standard"><text:s text:c="2"/>live_loop :fii do</text:p>
      <text:p text:style-name="Standard"><text:s text:c="4"/>use_synth :kalimba</text:p>
      <text:p text:style-name="Standard"><text:s text:c="4"/>sleep 4</text:p>
      <text:p text:style-name="Standard"><text:s text:c="4"/>play :b5</text:p>
      <text:p text:style-name="Standard"><text:s text:c="4"/>sleep 3</text:p>
      <text:p text:style-name="Standard"><text:s text:c="4"/>play :e6, release: 2</text:p>
      <text:p text:style-name="Standard"><text:s text:c="4"/>sleep 1</text:p>
      <text:p text:style-name="Standard"><text:s text:c="2"/>end</text:p>
      <text:p text:style-name="Standard">end</text:p>
      <text:p text:style-name="Standard"/>
      <text:p text:style-name="Standard">live_loop :fo do</text:p>
      <text:p text:style-name="Standard"><text:soft-page-break/><text:s text:c="2"/>sample :elec_plip, rate: 3</text:p>
      <text:p text:style-name="Standard"><text:s text:c="2"/>sleep 1</text:p>
      <text:p text:style-name="Standard">end</text:p>
      <text:p text:style-name="Standard"/>
      <text:p text:style-name="Standard">live_loop :fum do</text:p>
      <text:p text:style-name="Standard"><text:s text:c="2"/>sample :elec_tick, rate: 5</text:p>
      <text:p text:style-name="Standard"><text:s text:c="2"/>sleep 3</text:p>
      <text:p text:style-name="Standard">end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3" meta:word-count="126" meta:character-count="798" meta:non-whitespace-character-count="643"/>
    <meta:generator>LibreOfficeDev/6.0.5.2$Linux_X86_64 LibreOffice_project/</meta:generator>
  </office:meta>
</office:document-meta>
</file>